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OLE">
      <style:graphic-properties style:vertical-pos="from-top" style:vertical-rel="paragraph" style:horizontal-pos="from-left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kt1" text:anchor-type="paragraph" svg:x="0.755cm" svg:y="0.004cm" svg:width="15.639cm" svg:height="12.9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Abbildungsvorschriften:</text:p>
      <text:list text:style-name="L1">
        <text:list-item>
          <text:p text:style-name="P1">Aus Produktmodell-Klassen werden Vertragsklassen</text:p>
          <text:list>
            <text:list-item>
              <text:p text:style-name="P1">konstante, produktrelevante Attribute werden übernommen</text:p>
            </text:list-item>
            <text:list-item>
              <text:p text:style-name="P1">Beziehungen werden als bidirektionale Beziehungen übernommen</text:p>
            </text:list-item>
          </text:list>
        </text:list-item>
        <text:list-item>
          <text:p text:style-name="P1">Aus Vorlagen werden Vertragsklassen</text:p>
          <text:list>
            <text:list-item>
              <text:p text:style-name="P1">Merkmale werden Attribute</text:p>
            </text:list-item>
            <text:list-item>
              <text:p text:style-name="P1">Beziehungen werden an abgeleitete Produktbausteine verschoben (x, c)</text:p>
            </text:list-item>
          </text:list>
        </text:list-item>
        <text:list-item>
          <text:p text:style-name="P1">Aus Produktbausteinen werden Produktbausteine</text:p>
          <text:list>
            <text:list-item>
              <text:p text:style-name="P1">Merkmale und Beziehungen werden übernommen</text:p>
            </text:list-item>
            <text:list-item>
              <text:p text:style-name="P1">Hat ein Baustein neue Attribute wird eine zusätzliche Vertragsklasse erzeugt (B4)</text:p>
            </text:list-item>
            <text:list-item>
              <text:p text:style-name="P1">Anpassungsstufen werden als Anpassungsstufen übernommen</text:p>
            </text:list-item>
            <text:list-item>
              <text:p text:style-name="P1">Hat eine Anpassungsstufe neue Attribute wird eine zusätzliche Vertragsklasse erzeugt (B3')</text:p>
            </text:list-item>
            <text:list-item>
              <text:p text:style-name="P1">Bezieht sich eine Anpassungsstufe auf eine andere Vorlage wird ein neuer Produktbaustein erzeugt, definiert sie zusätzliche Attribute wird auch eine Vertragsklasse erzeugt</text:p>
            </text:list-item>
          </text:list>
        </text:list-item>
        <text:list-item>
          <text:p text:style-name="P1">Datentypen</text:p>
          <text:list>
            <text:list-item>
              <text:p text:style-name="P1">Tabellen werden übernommen, Arrays und Strukturen müssen von Hand nachempfunden werden.</text:p>
            </text:list-item>
          </text:list>
        </text:list-item>
      </text:list>
      <text:p text:style-name="Standard"/>
      <text:p text:style-name="Standard">Ob erzeugte Vertragsklassen zusammengefasst werden können, z.B. durch Hochziehen der Attribute unterschiedlicher Anpassungsstufen, kann im Refactoring entschieden werden. Gleiches gilt auch für Basisvorlagen, die nur der Strukturierung der Vorlagenhierarchie die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Daniel Hohenberger</meta:initial-creator>
    <meta:creation-date>2006-12-01T12:08:50</meta:creation-date>
    <dc:creator>Daniel Hohenberger</dc:creator>
    <dc:date>2006-12-01T12:55:42</dc:date>
    <dc:language>de-DE</dc:language>
    <meta:editing-cycles>3</meta:editing-cycles>
    <meta:editing-duration>PT46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16" meta:word-count="132" meta:character-count="11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color="#000000" draw:fill="solid" draw:fill-color="#99ccff" draw:textarea-horizontal-align="center" draw:textarea-vertical-align="middle"/>
    </style:style>
    <style:style style:name="gr4" style:family="graphic" style:parent-style-name="standard">
      <style:graphic-properties draw:marker-start="" draw:marker-end="Linienende_20_1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draw:marker-end="Linienende_20_2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marker-start="" draw:marker-end="Linienende_20_2" draw:marker-end-width="0.3cm" draw:textarea-horizontal-align="center" draw:textarea-vertical-align="middle"/>
    </style:style>
    <style:style style:name="gr9" style:family="graphic" style:parent-style-name="standard">
      <style:graphic-properties svg:stroke-color="#000000" draw:fill="solid" draw:fill-color="#ff9966" draw:textarea-horizontal-align="center" draw:textarea-vertical-align="middle"/>
    </style:style>
    <style:style style:name="gr10" style:family="graphic" style:parent-style-name="standard">
      <style:graphic-properties draw:stroke="dash" draw:stroke-dash="Dashed_20__28_var_29_" draw:textarea-horizontal-align="center" draw:textarea-vertical-align="middle"/>
    </style:style>
    <style:style style:name="gr11" style:family="graphic" style:parent-style-name="standard">
      <style:graphic-properties svg:stroke-color="#000000" draw:fill="solid" draw:fill-color="#576bbf" draw:textarea-horizontal-align="center" draw:textarea-vertical-align="middle"/>
    </style:style>
    <style:style style:name="gr12" style:family="graphic" style:parent-style-name="standard">
      <style:graphic-properties draw:stroke="solid" draw:stroke-dash="Ultrafine_20_Dashed" draw:marker-end="Linienende_20_1" draw:marker-end-width="0.3cm" draw:textarea-horizontal-align="center" draw:textarea-vertical-align="middle"/>
    </style:style>
    <style:style style:name="gr13" style:family="graphic" style:parent-style-name="standard">
      <style:graphic-properties draw:stroke="solid" draw:stroke-dash="Ultrafine_20_Dashed" draw:marker-start="" draw:marker-end="Linienende_20_1" draw:marker-end-width="0.3cm" draw:textarea-horizontal-align="center" draw:textarea-vertical-align="middle"/>
    </style:style>
    <style:style style:name="gr14" style:family="graphic" style:parent-style-name="standard">
      <style:graphic-properties svg:stroke-color="#000000" draw:fill="solid" draw:fill-color="#23ff23" draw:textarea-horizontal-align="center" draw:textarea-vertical-align="middle"/>
    </style:style>
    <style:style style:name="gr15" style:family="graphic" style:parent-style-name="standard">
      <style:graphic-properties draw:marker-end="Linienende_20_1" draw:marker-end-width="0.3cm"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  <style:text-properties fo:color="#ffffff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color="#ffffff" fo:font-size="14pt" style:font-size-asian="18pt" style:font-size-complex="18pt"/>
    </style:style>
    <style:style style:name="P8" style:family="paragraph">
      <style:paragraph-properties fo:text-align="center"/>
      <style:text-properties fo:color="#ffffff" style:font-size-asian="18pt" style:font-size-complex="18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2" draw:layer="layout" svg:width="1cm" svg:height="0.5cm" svg:x="1.601cm" svg:y="1.423cm">
          <text:p text:style-name="P1"><text:span text:style-name="T1">K1</text:span></text:p>
        </draw:rect>
        <draw:rect draw:style-name="gr1" draw:text-style-name="P2" draw:id="id5" draw:layer="layout" svg:width="1cm" svg:height="0.5cm" svg:x="1.601cm" svg:y="2.923cm">
          <text:p text:style-name="P1"><text:span text:style-name="T1">K2</text:span></text:p>
        </draw:rect>
        <draw:rect draw:style-name="gr1" draw:text-style-name="P2" draw:id="id13" draw:layer="layout" svg:width="1cm" svg:height="0.5cm" svg:x="0.601cm" svg:y="4.423cm">
          <text:p text:style-name="P1"><text:span text:style-name="T1">K3</text:span></text:p>
        </draw:rect>
        <draw:rect draw:style-name="gr1" draw:text-style-name="P2" draw:id="id8" draw:layer="layout" svg:width="1cm" svg:height="0.5cm" svg:x="2.601cm" svg:y="4.423cm">
          <text:p text:style-name="P1"><text:span text:style-name="T1">K4</text:span></text:p>
        </draw:rect>
        <draw:line draw:style-name="gr2" draw:text-style-name="P3" draw:layer="layout" svg:x1="2.101cm" svg:y1="1.923cm" svg:x2="2.101cm" svg:y2="2.923cm">
          <text:p text:style-name="P5"/>
        </draw:line>
        <draw:line draw:style-name="gr2" draw:text-style-name="P3" draw:layer="layout" svg:x1="2.101cm" svg:y1="3.423cm" svg:x2="1.101cm" svg:y2="4.423cm">
          <text:p text:style-name="P5"/>
        </draw:line>
        <draw:line draw:style-name="gr2" draw:text-style-name="P3" draw:layer="layout" svg:x1="3.101cm" svg:y1="4.423cm" svg:x2="2.101cm" svg:y2="3.423cm">
          <text:p text:style-name="P5"/>
        </draw:line>
        <draw:rect draw:style-name="gr3" draw:text-style-name="P4" draw:id="id1" draw:layer="layout" svg:width="1cm" svg:height="0.5cm" svg:x="5.601cm" svg:y="1.423cm">
          <text:p text:style-name="P1"><text:span text:style-name="T1">V1</text:span></text:p>
        </draw:rect>
        <draw:rect draw:style-name="gr3" draw:text-style-name="P4" draw:id="id3" draw:layer="layout" svg:width="1cm" svg:height="0.5cm" svg:x="7.601cm" svg:y="1.423cm">
          <text:p text:style-name="P1"><text:span text:style-name="T1">V11</text:span></text:p>
        </draw:rect>
        <draw:line draw:style-name="gr4" draw:text-style-name="P3" draw:layer="layout" svg:x1="7.601cm" svg:y1="1.623cm" svg:x2="6.601cm" svg:y2="1.623cm">
          <text:p text:style-name="P5"/>
        </draw:line>
        <draw:rect draw:style-name="gr3" draw:text-style-name="P4" draw:id="id6" draw:layer="layout" svg:width="1cm" svg:height="0.5cm" svg:x="7.601cm" svg:y="2.923cm">
          <text:p text:style-name="P1"><text:span text:style-name="T1">V3</text:span></text:p>
        </draw:rect>
        <draw:rect draw:style-name="gr3" draw:text-style-name="P4" draw:id="id4" draw:layer="layout" svg:width="1cm" svg:height="0.5cm" svg:x="5.601cm" svg:y="2.923cm">
          <text:p text:style-name="P1"><text:span text:style-name="T1">V2</text:span></text:p>
        </draw:rect>
        <draw:rect draw:style-name="gr3" draw:text-style-name="P4" draw:id="id7" draw:layer="layout" svg:width="1cm" svg:height="0.5cm" svg:x="5.601cm" svg:y="4.423cm">
          <text:p text:style-name="P1"><text:span text:style-name="T1">V4</text:span></text:p>
        </draw:rect>
        <draw:line draw:style-name="gr5" draw:text-style-name="P3" draw:layer="layout" svg:x1="6.101cm" svg:y1="3.423cm" svg:x2="6.101cm" svg:y2="4.423cm">
          <text:p text:style-name="P5"/>
        </draw:line>
        <draw:frame draw:style-name="gr6" draw:layer="layout" svg:width="0.82cm" svg:height="0.963cm" svg:x="6.001cm" svg:y="3.423cm">
          <draw:text-box>
            <text:p text:style-name="P5">c</text:p>
          </draw:text-box>
        </draw:frame>
        <draw:connector draw:style-name="gr7" draw:text-style-name="P3" draw:layer="layout" draw:type="line" svg:x1="5.601cm" svg:y1="1.673cm" svg:x2="2.601cm" svg:y2="1.673cm" draw:start-shape="id1" draw:start-glue-point="3" draw:end-shape="id2" draw:end-glue-point="1">
          <text:p text:style-name="P5"/>
        </draw:connector>
        <draw:connector draw:style-name="gr7" draw:text-style-name="P3" draw:layer="layout" draw:type="curve" draw:line-skew="-0.288cm" svg:x1="8.101cm" svg:y1="1.923cm" svg:x2="2.619cm" svg:y2="1.931cm" draw:start-shape="id3" draw:start-glue-point="2">
          <text:p text:style-name="P5"/>
        </draw:connector>
        <draw:connector draw:style-name="gr7" draw:text-style-name="P3" draw:layer="layout" draw:type="line" svg:x1="5.601cm" svg:y1="3.173cm" svg:x2="2.601cm" svg:y2="3.173cm" draw:start-shape="id4" draw:start-glue-point="3" draw:end-shape="id5" draw:end-glue-point="1">
          <text:p text:style-name="P5"/>
        </draw:connector>
        <draw:connector draw:style-name="gr7" draw:text-style-name="P3" draw:layer="layout" draw:type="curve" draw:line-skew="0.3cm" svg:x1="8.101cm" svg:y1="2.923cm" svg:x2="2.646cm" svg:y2="2.963cm" draw:start-shape="id6" draw:start-glue-point="0">
          <text:p text:style-name="P5"/>
        </draw:connector>
        <draw:connector draw:style-name="gr8" draw:text-style-name="P3" draw:layer="layout" draw:type="line" svg:x1="5.601cm" svg:y1="4.673cm" svg:x2="3.601cm" svg:y2="4.673cm" draw:start-shape="id7" draw:start-glue-point="3" draw:end-shape="id8" draw:end-glue-point="1">
          <text:p text:style-name="P5"/>
        </draw:connector>
        <draw:rect draw:style-name="gr9" draw:text-style-name="P4" draw:id="id9" draw:layer="layout" svg:width="1cm" svg:height="0.5cm" svg:x="11.101cm" svg:y="1.423cm">
          <text:p text:style-name="P1"><text:span text:style-name="T1">B1</text:span></text:p>
        </draw:rect>
        <draw:rect draw:style-name="gr9" draw:text-style-name="P4" draw:id="id10" draw:layer="layout" svg:width="1cm" svg:height="0.5cm" svg:x="10.101cm" svg:y="2.923cm">
          <text:p text:style-name="P1"><text:span text:style-name="T1">B2</text:span></text:p>
        </draw:rect>
        <draw:rect draw:style-name="gr9" draw:text-style-name="P4" draw:id="id11" draw:layer="layout" svg:width="1cm" svg:height="0.5cm" svg:x="12.101cm" svg:y="2.923cm">
          <text:p text:style-name="P1"><text:span text:style-name="T1">B3</text:span></text:p>
        </draw:rect>
        <draw:rect draw:style-name="gr9" draw:text-style-name="P4" draw:layer="layout" svg:width="1cm" svg:height="0.5cm" svg:x="9.101cm" svg:y="4.423cm">
          <text:p text:style-name="P1"><text:span text:style-name="T1">B4</text:span></text:p>
        </draw:rect>
        <draw:rect draw:style-name="gr9" draw:text-style-name="P4" draw:id="id14" draw:layer="layout" svg:width="1cm" svg:height="0.5cm" svg:x="11.101cm" svg:y="4.423cm">
          <text:p text:style-name="P1"><text:span text:style-name="T1">B5</text:span></text:p>
        </draw:rect>
        <draw:rect draw:style-name="gr9" draw:text-style-name="P4" draw:id="id15" draw:layer="layout" svg:width="1cm" svg:height="0.5cm" svg:x="13.101cm" svg:y="4.423cm">
          <text:p text:style-name="P1"><text:span text:style-name="T1">B6</text:span></text:p>
        </draw:rect>
        <draw:line draw:style-name="gr2" draw:text-style-name="P3" draw:layer="layout" svg:x1="8.601cm" svg:y1="1.923cm" svg:x2="10.101cm" svg:y2="2.923cm">
          <text:p text:style-name="P5"/>
        </draw:line>
        <draw:line draw:style-name="gr2" draw:text-style-name="P3" draw:layer="layout" svg:x1="11.601cm" svg:y1="1.923cm" svg:x2="10.601cm" svg:y2="2.923cm">
          <text:p text:style-name="P5"/>
        </draw:line>
        <draw:line draw:style-name="gr2" draw:text-style-name="P3" draw:layer="layout" svg:x1="12.601cm" svg:y1="2.923cm" svg:x2="11.601cm" svg:y2="1.923cm">
          <text:p text:style-name="P5"/>
        </draw:line>
        <draw:line draw:style-name="gr2" draw:text-style-name="P3" draw:layer="layout" svg:x1="10.601cm" svg:y1="3.423cm" svg:x2="9.601cm" svg:y2="4.423cm">
          <text:p text:style-name="P5"/>
        </draw:line>
        <draw:line draw:style-name="gr2" draw:text-style-name="P3" draw:layer="layout" svg:x1="11.601cm" svg:y1="4.423cm" svg:x2="10.601cm" svg:y2="3.423cm">
          <text:p text:style-name="P5"/>
        </draw:line>
        <draw:frame draw:style-name="gr6" draw:layer="layout" svg:width="0.815cm" svg:height="0.963cm" svg:x="9.278cm" svg:y="1.855cm">
          <draw:text-box>
            <text:p text:style-name="P5">x</text:p>
          </draw:text-box>
        </draw:frame>
        <draw:frame draw:style-name="gr6" draw:layer="layout" svg:width="0.811cm" svg:height="0.963cm" svg:x="10.901cm" svg:y="1.908cm">
          <draw:text-box>
            <text:p text:style-name="P5">y</text:p>
          </draw:text-box>
        </draw:frame>
        <draw:frame draw:style-name="gr6" draw:layer="layout" svg:width="0.82cm" svg:height="0.963cm" svg:x="12.001cm" svg:y="1.923cm">
          <draw:text-box>
            <text:p text:style-name="P5">z</text:p>
          </draw:text-box>
        </draw:frame>
        <draw:frame draw:style-name="gr6" draw:layer="layout" svg:width="0.853cm" svg:height="0.963cm" svg:x="9.401cm" svg:y="3.416cm">
          <draw:text-box>
            <text:p text:style-name="P5">a</text:p>
          </draw:text-box>
        </draw:frame>
        <draw:frame draw:style-name="gr6" draw:layer="layout" svg:width="0.853cm" svg:height="0.963cm" svg:x="10.936cm" svg:y="3.423cm">
          <draw:text-box>
            <text:p text:style-name="P5">b</text:p>
          </draw:text-box>
        </draw:frame>
        <draw:connector draw:style-name="gr7" draw:text-style-name="P3" draw:layer="layout" draw:type="line" svg:x1="11.101cm" svg:y1="1.673cm" svg:x2="8.601cm" svg:y2="1.673cm" draw:start-shape="id9" draw:start-glue-point="3" draw:end-shape="id3" draw:end-glue-point="1">
          <text:p text:style-name="P5"/>
        </draw:connector>
        <draw:connector draw:style-name="gr7" draw:text-style-name="P3" draw:layer="layout" draw:type="line" svg:x1="10.101cm" svg:y1="3.173cm" svg:x2="8.601cm" svg:y2="3.173cm" draw:start-shape="id10" draw:start-glue-point="3" draw:end-shape="id6" draw:end-glue-point="1">
          <text:p text:style-name="P5"/>
        </draw:connector>
        <draw:connector draw:style-name="gr7" draw:text-style-name="P3" draw:layer="layout" draw:type="curve" draw:line-skew="-0.171cm -2.465cm" svg:x1="12.601cm" svg:y1="3.423cm" svg:x2="6.601cm" svg:y2="3.173cm" draw:start-shape="id11" draw:start-glue-point="2" draw:end-shape="id4" draw:end-glue-point="1">
          <text:p text:style-name="P5"/>
        </draw:connector>
        <draw:connector draw:style-name="gr7" draw:text-style-name="P3" draw:layer="layout" draw:type="curve" draw:line-skew="3.656cm" svg:x1="9.101cm" svg:y1="5.173cm" svg:x2="1.101cm" svg:y2="4.923cm" draw:start-shape="id12" draw:start-glue-point="3" draw:end-shape="id13" draw:end-glue-point="2">
          <text:p text:style-name="P5"/>
        </draw:connector>
        <draw:connector draw:style-name="gr7" draw:text-style-name="P3" draw:layer="layout" draw:type="curve" svg:x1="11.601cm" svg:y1="4.923cm" svg:x2="6.101cm" svg:y2="4.923cm" draw:start-shape="id14" draw:start-glue-point="2" draw:end-shape="id7" draw:end-glue-point="2">
          <text:p text:style-name="P5"/>
        </draw:connector>
        <draw:connector draw:style-name="gr7" draw:text-style-name="P3" draw:layer="layout" draw:type="curve" svg:x1="13.601cm" svg:y1="4.923cm" svg:x2="6.101cm" svg:y2="4.923cm" draw:start-shape="id15" draw:start-glue-point="2" draw:end-shape="id7" draw:end-glue-point="2">
          <text:p text:style-name="P5"/>
        </draw:connector>
        <draw:rect draw:style-name="gr9" draw:text-style-name="P4" draw:id="id12" draw:layer="layout" svg:width="1cm" svg:height="0.5cm" svg:x="9.101cm" svg:y="4.923cm">
          <text:p text:style-name="P1"><text:span text:style-name="T1">a1</text:span></text:p>
        </draw:rect>
        <draw:rect draw:style-name="gr9" draw:text-style-name="P4" draw:id="id16" draw:layer="layout" svg:width="1cm" svg:height="0.5cm" svg:x="13.601cm" svg:y="2.423cm">
          <text:p text:style-name="P1"><text:span text:style-name="T1">B3'</text:span></text:p>
        </draw:rect>
        <draw:rect draw:style-name="gr9" draw:text-style-name="P4" draw:layer="layout" svg:width="1cm" svg:height="0.5cm" svg:x="13.601cm" svg:y="2.923cm">
          <text:p text:style-name="P1"><text:span text:style-name="T1">a2</text:span></text:p>
        </draw:rect>
        <draw:connector draw:style-name="gr10" draw:text-style-name="P3" draw:layer="layout" draw:type="curve" svg:x1="13.101cm" svg:y1="3.173cm" svg:x2="13.601cm" svg:y2="2.673cm" draw:start-shape="id11" draw:start-glue-point="1" draw:end-shape="id16" draw:end-glue-point="3">
          <text:p text:style-name="P5"/>
        </draw:connector>
        <draw:rect draw:style-name="gr11" draw:text-style-name="P7" draw:id="id18" draw:layer="layout" svg:width="1cm" svg:height="0.5cm" svg:x="1.601cm" svg:y="7.523cm">
          <text:p text:style-name="P6"><text:span text:style-name="T1">K1</text:span></text:p>
        </draw:rect>
        <draw:rect draw:style-name="gr11" draw:text-style-name="P7" draw:id="id20" draw:layer="layout" svg:width="1cm" svg:height="0.5cm" svg:x="1.601cm" svg:y="9.023cm">
          <text:p text:style-name="P6"><text:span text:style-name="T1">K2</text:span></text:p>
        </draw:rect>
        <draw:rect draw:style-name="gr11" draw:text-style-name="P7" draw:layer="layout" svg:width="1cm" svg:height="0.5cm" svg:x="0.601cm" svg:y="10.523cm">
          <text:p text:style-name="P6"><text:span text:style-name="T1">K3</text:span></text:p>
        </draw:rect>
        <draw:rect draw:style-name="gr11" draw:text-style-name="P7" draw:id="id22" draw:layer="layout" svg:width="1cm" svg:height="0.5cm" svg:x="2.601cm" svg:y="10.523cm">
          <text:p text:style-name="P6"><text:span text:style-name="T1">K4</text:span></text:p>
        </draw:rect>
        <draw:line draw:style-name="gr2" draw:text-style-name="P8" draw:layer="layout" svg:x1="2.101cm" svg:y1="8.023cm" svg:x2="2.101cm" svg:y2="9.023cm">
          <text:p text:style-name="P5"/>
        </draw:line>
        <draw:line draw:style-name="gr2" draw:text-style-name="P8" draw:layer="layout" svg:x1="2.101cm" svg:y1="9.523cm" svg:x2="1.101cm" svg:y2="10.523cm">
          <text:p text:style-name="P5"/>
        </draw:line>
        <draw:line draw:style-name="gr2" draw:text-style-name="P8" draw:layer="layout" svg:x1="3.101cm" svg:y1="10.523cm" svg:x2="2.101cm" svg:y2="9.523cm">
          <text:p text:style-name="P5"/>
        </draw:line>
        <draw:rect draw:style-name="gr11" draw:text-style-name="P7" draw:id="id17" draw:layer="layout" svg:width="1cm" svg:height="0.5cm" svg:x="4.101cm" svg:y="7.523cm">
          <text:p text:style-name="P6"><text:span text:style-name="T1">V1</text:span></text:p>
        </draw:rect>
        <draw:rect draw:style-name="gr11" draw:text-style-name="P7" draw:id="id24" draw:layer="layout" svg:width="1cm" svg:height="0.5cm" svg:x="6.601cm" svg:y="7.523cm">
          <text:p text:style-name="P6"><text:span text:style-name="T1">V11</text:span></text:p>
        </draw:rect>
        <draw:line draw:style-name="gr4" draw:text-style-name="P8" draw:layer="layout" svg:x1="6.601cm" svg:y1="7.723cm" svg:x2="5.101cm" svg:y2="7.723cm">
          <text:p text:style-name="P5"/>
        </draw:line>
        <draw:rect draw:style-name="gr11" draw:text-style-name="P7" draw:id="id26" draw:layer="layout" svg:width="1cm" svg:height="0.5cm" svg:x="4.101cm" svg:y="8.523cm">
          <text:p text:style-name="P6"><text:span text:style-name="T1">V3</text:span></text:p>
        </draw:rect>
        <draw:rect draw:style-name="gr11" draw:text-style-name="P7" draw:id="id19" draw:layer="layout" svg:width="1cm" svg:height="0.5cm" svg:x="4.101cm" svg:y="9.523cm">
          <text:p text:style-name="P6"><text:span text:style-name="T1">V2</text:span></text:p>
        </draw:rect>
        <draw:rect draw:style-name="gr11" draw:text-style-name="P7" draw:id="id21" draw:layer="layout" svg:width="1cm" svg:height="0.5cm" svg:x="4.601cm" svg:y="11.523cm">
          <text:p text:style-name="P6"><text:span text:style-name="T1">V4</text:span></text:p>
        </draw:rect>
        <draw:connector draw:style-name="gr12" draw:text-style-name="P8" draw:layer="layout" draw:type="line" svg:x1="4.101cm" svg:y1="7.773cm" svg:x2="2.601cm" svg:y2="7.773cm" draw:start-shape="id17" draw:start-glue-point="3" draw:end-shape="id18" draw:end-glue-point="1">
          <text:p text:style-name="P5"/>
        </draw:connector>
        <draw:connector draw:style-name="gr12" draw:text-style-name="P8" draw:layer="layout" draw:type="line" svg:x1="4.101cm" svg:y1="9.773cm" svg:x2="2.601cm" svg:y2="9.273cm" draw:start-shape="id19" draw:start-glue-point="3" draw:end-shape="id20" draw:end-glue-point="1">
          <text:p text:style-name="P5"/>
        </draw:connector>
        <draw:connector draw:style-name="gr13" draw:text-style-name="P8" draw:layer="layout" draw:type="line" svg:x1="4.601cm" svg:y1="11.773cm" svg:x2="3.601cm" svg:y2="10.773cm" draw:start-shape="id21" draw:start-glue-point="3" draw:end-shape="id22" draw:end-glue-point="1">
          <text:p text:style-name="P5"/>
        </draw:connector>
        <draw:rect draw:style-name="gr14" draw:text-style-name="P4" draw:id="id23" draw:layer="layout" svg:width="1cm" svg:height="0.5cm" svg:x="11.101cm" svg:y="7.523cm">
          <text:p text:style-name="P1"><text:span text:style-name="T1">B1</text:span></text:p>
        </draw:rect>
        <draw:rect draw:style-name="gr14" draw:text-style-name="P4" draw:id="id25" draw:layer="layout" svg:width="1cm" svg:height="0.5cm" svg:x="10.101cm" svg:y="9.023cm">
          <text:p text:style-name="P1"><text:span text:style-name="T1">B2</text:span></text:p>
        </draw:rect>
        <draw:rect draw:style-name="gr14" draw:text-style-name="P4" draw:layer="layout" svg:width="1cm" svg:height="0.5cm" svg:x="12.101cm" svg:y="9.023cm">
          <text:p text:style-name="P1"><text:span text:style-name="T1">B3</text:span></text:p>
        </draw:rect>
        <draw:rect draw:style-name="gr14" draw:text-style-name="P4" draw:id="id28" draw:layer="layout" svg:width="1cm" svg:height="0.5cm" svg:x="9.101cm" svg:y="10.523cm">
          <text:p text:style-name="P1"><text:span text:style-name="T1">B4</text:span></text:p>
        </draw:rect>
        <draw:rect draw:style-name="gr14" draw:text-style-name="P4" draw:id="id30" draw:layer="layout" svg:width="1cm" svg:height="0.5cm" svg:x="11.101cm" svg:y="10.523cm">
          <text:p text:style-name="P1"><text:span text:style-name="T1">B5</text:span></text:p>
        </draw:rect>
        <draw:rect draw:style-name="gr14" draw:text-style-name="P4" draw:id="id31" draw:layer="layout" svg:width="1cm" svg:height="0.5cm" svg:x="13.101cm" svg:y="10.523cm">
          <text:p text:style-name="P1"><text:span text:style-name="T1">B6</text:span></text:p>
        </draw:rect>
        <draw:line draw:style-name="gr2" draw:text-style-name="P3" draw:layer="layout" svg:x1="11.101cm" svg:y1="8.023cm" svg:x2="10.101cm" svg:y2="9.023cm">
          <text:p text:style-name="P5"/>
        </draw:line>
        <draw:line draw:style-name="gr2" draw:text-style-name="P3" draw:layer="layout" svg:x1="11.601cm" svg:y1="8.023cm" svg:x2="10.601cm" svg:y2="9.023cm">
          <text:p text:style-name="P5"/>
        </draw:line>
        <draw:line draw:style-name="gr2" draw:text-style-name="P3" draw:layer="layout" svg:x1="12.601cm" svg:y1="9.023cm" svg:x2="11.601cm" svg:y2="8.023cm">
          <text:p text:style-name="P5"/>
        </draw:line>
        <draw:line draw:style-name="gr2" draw:text-style-name="P3" draw:layer="layout" svg:x1="10.601cm" svg:y1="9.498cm" svg:x2="9.601cm" svg:y2="10.498cm">
          <text:p text:style-name="P5"/>
        </draw:line>
        <draw:line draw:style-name="gr2" draw:text-style-name="P3" draw:layer="layout" svg:x1="11.601cm" svg:y1="10.498cm" svg:x2="10.601cm" svg:y2="9.498cm">
          <text:p text:style-name="P5"/>
        </draw:line>
        <draw:frame draw:style-name="gr6" draw:layer="layout" svg:width="0.815cm" svg:height="0.963cm" svg:x="9.878cm" svg:y="8.03cm">
          <draw:text-box>
            <text:p text:style-name="P5">x</text:p>
          </draw:text-box>
        </draw:frame>
        <draw:frame draw:style-name="gr6" draw:layer="layout" svg:width="0.811cm" svg:height="0.963cm" svg:x="10.901cm" svg:y="8.083cm">
          <draw:text-box>
            <text:p text:style-name="P5">y</text:p>
          </draw:text-box>
        </draw:frame>
        <draw:frame draw:style-name="gr6" draw:layer="layout" svg:width="0.82cm" svg:height="0.963cm" svg:x="12.001cm" svg:y="7.998cm">
          <draw:text-box>
            <text:p text:style-name="P5">z</text:p>
          </draw:text-box>
        </draw:frame>
        <draw:frame draw:style-name="gr6" draw:layer="layout" svg:width="0.853cm" svg:height="0.963cm" svg:x="9.301cm" svg:y="9.623cm">
          <draw:text-box>
            <text:p text:style-name="P5">a</text:p>
          </draw:text-box>
        </draw:frame>
        <draw:frame draw:style-name="gr6" draw:layer="layout" svg:width="0.853cm" svg:height="0.963cm" svg:x="10.536cm" svg:y="9.598cm">
          <draw:text-box>
            <text:p text:style-name="P5">b</text:p>
          </draw:text-box>
        </draw:frame>
        <draw:connector draw:style-name="gr7" draw:text-style-name="P3" draw:layer="layout" draw:type="line" svg:x1="11.101cm" svg:y1="7.773cm" svg:x2="7.601cm" svg:y2="7.773cm" draw:start-shape="id23" draw:start-glue-point="3" draw:end-shape="id24" draw:end-glue-point="1">
          <text:p text:style-name="P5"/>
        </draw:connector>
        <draw:connector draw:style-name="gr7" draw:text-style-name="P3" draw:layer="layout" draw:type="line" svg:x1="10.101cm" svg:y1="9.273cm" svg:x2="5.101cm" svg:y2="8.773cm" draw:start-shape="id25" draw:start-glue-point="3" draw:end-shape="id26" draw:end-glue-point="1">
          <text:p text:style-name="P5"/>
        </draw:connector>
        <draw:connector draw:style-name="gr7" draw:text-style-name="P3" draw:layer="layout" draw:type="curve" draw:line-skew="0.688cm" svg:x1="12.101cm" svg:y1="9.523cm" svg:x2="5.101cm" svg:y2="9.773cm" draw:start-shape="id27" draw:start-glue-point="0" draw:end-shape="id19" draw:end-glue-point="1">
          <text:p text:style-name="P5"/>
        </draw:connector>
        <draw:connector draw:style-name="gr7" draw:text-style-name="P3" draw:layer="layout" draw:type="curve" svg:x1="9.601cm" svg:y1="11.023cm" svg:x2="1.601cm" svg:y2="12.273cm" draw:start-shape="id28" draw:start-glue-point="2" draw:end-shape="id29" draw:end-glue-point="1">
          <text:p text:style-name="P5"/>
        </draw:connector>
        <draw:connector draw:style-name="gr7" draw:text-style-name="P3" draw:layer="layout" draw:type="curve" svg:x1="11.601cm" svg:y1="11.023cm" svg:x2="5.101cm" svg:y2="12.023cm" draw:start-shape="id30" draw:start-glue-point="2" draw:end-shape="id21" draw:end-glue-point="2">
          <text:p text:style-name="P5"/>
        </draw:connector>
        <draw:connector draw:style-name="gr7" draw:text-style-name="P3" draw:layer="layout" draw:type="curve" svg:x1="13.601cm" svg:y1="11.023cm" svg:x2="5.101cm" svg:y2="12.023cm" draw:start-shape="id31" draw:start-glue-point="2" draw:end-shape="id21" draw:end-glue-point="2">
          <text:p text:style-name="P5"/>
        </draw:connector>
        <draw:rect draw:style-name="gr14" draw:text-style-name="P4" draw:id="id32" draw:layer="layout" svg:width="1cm" svg:height="0.5cm" svg:x="13.601cm" svg:y="9.023cm">
          <text:p text:style-name="P1"><text:span text:style-name="T1">B3'</text:span></text:p>
        </draw:rect>
        <draw:connector draw:style-name="gr12" draw:text-style-name="P8" draw:layer="layout" draw:type="line" svg:x1="4.101cm" svg:y1="8.773cm" svg:x2="2.601cm" svg:y2="9.273cm" draw:start-shape="id26" draw:start-glue-point="3" draw:end-shape="id20" draw:end-glue-point="1">
          <text:p text:style-name="P5"/>
        </draw:connector>
        <draw:rect draw:style-name="gr11" draw:text-style-name="P7" draw:id="id29" draw:layer="layout" svg:width="1cm" svg:height="0.5cm" svg:x="0.601cm" svg:y="12.023cm">
          <text:p text:style-name="P6"><text:span text:style-name="T1">B4</text:span></text:p>
        </draw:rect>
        <draw:line draw:style-name="gr15" draw:text-style-name="P8" draw:layer="layout" svg:x1="1.101cm" svg:y1="12.023cm" svg:x2="1.101cm" svg:y2="11.023cm">
          <text:p text:style-name="P5"/>
        </draw:line>
        <draw:line draw:style-name="gr2" draw:text-style-name="P3" draw:id="id27" draw:layer="layout" svg:x1="12.601cm" svg:y1="9.523cm" svg:x2="11.601cm" svg:y2="10.523cm">
          <text:p text:style-name="P5"/>
        </draw:line>
        <draw:line draw:style-name="gr2" draw:text-style-name="P3" draw:layer="layout" svg:x1="13.601cm" svg:y1="10.523cm" svg:x2="12.601cm" svg:y2="9.523cm">
          <text:p text:style-name="P5"/>
        </draw:line>
        <draw:frame draw:style-name="gr6" draw:layer="layout" svg:width="0.82cm" svg:height="0.963cm" svg:x="11.901cm" svg:y="9.623cm">
          <draw:text-box>
            <text:p text:style-name="P5">c</text:p>
          </draw:text-box>
        </draw:frame>
        <draw:frame draw:style-name="gr6" draw:layer="layout" svg:width="0.82cm" svg:height="0.963cm" svg:x="13.081cm" svg:y="9.66cm">
          <draw:text-box>
            <text:p text:style-name="P5">c</text:p>
          </draw:text-box>
        </draw:frame>
        <draw:rect draw:style-name="gr11" draw:text-style-name="P7" draw:layer="layout" svg:width="1cm" svg:height="0.5cm" svg:x="5.601cm" svg:y="10.523cm">
          <text:p text:style-name="P6"><text:span text:style-name="T1">B3'</text:span></text:p>
        </draw:rect>
        <draw:line draw:style-name="gr15" draw:text-style-name="P8" draw:layer="layout" svg:x1="5.601cm" svg:y1="10.523cm" svg:x2="4.601cm" svg:y2="10.023cm">
          <text:p text:style-name="P5"/>
        </draw:line>
        <draw:connector draw:style-name="gr7" draw:text-style-name="P3" draw:layer="layout" draw:type="curve" svg:x1="14.101cm" svg:y1="9.523cm" svg:x2="6.548cm" svg:y2="10.481cm" draw:start-shape="id32" draw:start-glue-point="2">
          <text:p text:style-name="P5"/>
        </draw:connector>
        <draw:line draw:style-name="gr2" draw:text-style-name="P3" draw:layer="layout" svg:x1="11.601cm" svg:y1="10.523cm" svg:x2="14.101cm" svg:y2="9.523cm">
          <text:p text:style-name="P5"/>
        </draw:line>
        <draw:line draw:style-name="gr2" draw:text-style-name="P3" draw:layer="layout" svg:x1="13.601cm" svg:y1="10.523cm" svg:x2="14.101cm" svg:y2="9.523cm">
          <text:p text:style-name="P5"/>
        </draw:line>
        <draw:line draw:style-name="gr16" draw:text-style-name="P3" draw:layer="layout" svg:x1="8.101cm" svg:y1="5.923cm" svg:x2="8.101cm" svg:y2="7.423cm">
          <text:p text:style-name="P5"/>
        </draw:line>
        <draw:frame draw:style-name="gr6" draw:layer="layout" svg:width="1.455cm" svg:height="0.963cm" svg:x="6.901cm" svg:y="5.623cm">
          <draw:text-box>
            <text:p text:style-name="P5">PM</text:p>
          </draw:text-box>
        </draw:frame>
        <draw:frame draw:style-name="gr6" draw:layer="layout" svg:width="1.526cm" svg:height="0.963cm" svg:x="8.075cm" svg:y="6.76cm">
          <draw:text-box>
            <text:p text:style-name="P5">IPS</text:p>
          </draw:text-box>
        </draw:frame>
        <draw:frame draw:style-name="gr6" draw:layer="layout" svg:width="4.549cm" svg:height="0.963cm" svg:x="-0.148cm" svg:y="0.46cm">
          <draw:text-box>
            <text:p text:style-name="P5">Produktmodell</text:p>
          </draw:text-box>
        </draw:frame>
        <draw:frame draw:style-name="gr6" draw:layer="layout" svg:width="3.034cm" svg:height="0.963cm" svg:x="5.601cm" svg:y="0.423cm">
          <draw:text-box>
            <text:p text:style-name="P5">Vorlagen</text:p>
          </draw:text-box>
        </draw:frame>
        <draw:frame draw:style-name="gr6" draw:layer="layout" svg:width="5.43cm" svg:height="0.963cm" svg:x="9.171cm" svg:y="0.423cm">
          <draw:text-box>
            <text:p text:style-name="P5">Produktbausteine</text:p>
          </draw:text-box>
        </draw:frame>
        <draw:frame draw:style-name="gr6" draw:layer="layout" svg:width="5.43cm" svg:height="0.963cm" svg:x="9.401cm" svg:y="6.46cm">
          <draw:text-box>
            <text:p text:style-name="P5">Produktbausteine</text:p>
          </draw:text-box>
        </draw:frame>
        <draw:frame draw:style-name="gr6" draw:layer="layout" svg:width="5.044cm" svg:height="0.963cm" svg:x="1.957cm" svg:y="6.423cm">
          <draw:text-box>
            <text:p text:style-name="P5">Vertragsklassen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ienende_20_1" draw:display-name="Linienende 1" svg:viewBox="0 0 1131 2256" svg:d="m1127 2120-449-2006-9-42-25-39-38-25-38-8-43 8-38 25-25 39-9 42-449 2006v13l-4 9 9 42 25 38 38 25 42 9h903l42-9 38-25 26-38 8-42v-9z"/>
    <draw:marker draw:name="Linienende_20_2" draw:display-name="Linienende 2" svg:viewBox="0 0 1131 902" svg:d="m564 0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23cm" fo:margin-bottom="0.461cm" fo:margin-left="0.601cm" fo:margin-right="0.634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